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2" style:family="graphic" style:parent-style-name="standard">
      <style:graphic-properties draw:fill-color="#66ccff" draw:textarea-horizontal-align="justify" draw:textarea-vertical-align="middle" draw:auto-grow-height="false" fo:min-height="1.15cm" fo:min-width="0.9cm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1.15cm" fo:min-width="1.7cm"/>
    </style:style>
    <style:style style:name="gr4" style:family="graphic" style:parent-style-name="standard">
      <style:graphic-properties draw:fill-color="#66ccff" draw:textarea-horizontal-align="justify" draw:textarea-vertical-align="middle" draw:auto-grow-height="false" fo:min-height="1.15cm" fo:min-width="2.9cm"/>
    </style:style>
    <style:style style:name="gr5" style:family="graphic" style:parent-style-name="standard">
      <style:graphic-properties draw:fill-color="#66ccff" draw:textarea-horizontal-align="justify" draw:textarea-vertical-align="middle" draw:auto-grow-height="false" fo:min-height="1.15cm" fo:min-width="4.3cm"/>
    </style:style>
    <style:style style:name="gr6" style:family="graphic" style:parent-style-name="standard">
      <style:graphic-properties draw:fill-color="#66ccff" draw:textarea-horizontal-align="justify" draw:textarea-vertical-align="middle" draw:auto-grow-height="false" fo:min-height="1.15cm" fo:min-width="8.7cm"/>
    </style:style>
    <style:style style:name="gr7" style:family="graphic" style:parent-style-name="standard">
      <style:graphic-properties draw:fill-color="#66ccff" draw:textarea-horizontal-align="justify" draw:textarea-vertical-align="middle" draw:auto-grow-height="false" fo:min-height="1.15cm" fo:min-width="1.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loext:graphic-properties draw:fill-color="#66ccff"/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color="#ff3333"/>
    </style:style>
    <style:style style:name="P6" style:family="paragraph">
      <loext:graphic-properties draw:fill-color="#66ccff"/>
      <style:paragraph-properties fo:text-align="center"/>
      <style:text-properties fo:color="#ff3333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color="#000000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1.6cm" svg:height="1.6cm" svg:x="12cm" svg:y="3.2cm">
          <text:p text:style-name="P1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7.6cm" svg:y="8.2cm">
          <text:p text:style-name="P1">P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2.2cm" svg:y="13.8cm">
          <text:p text:style-name="P1">P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6.6cm" svg:y="8.2cm">
          <text:p text:style-name="P1">P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4cm" svg:height="1.4cm" svg:x="12cm" svg:y="0.8cm">
          <text:p text:style-name="P1">x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2cm" svg:height="1.4cm" svg:x="17.2cm" svg:y="3.4cm">
          <text:p text:style-name="P3"><text:span text:style-name="T1">x2+x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4cm" svg:height="1.4cm" svg:x="20cm" svg:y="8.2cm">
          <text:p text:style-name="P3"><text:span text:style-name="T1">x1+x2+x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cm" svg:height="1.4cm" svg:x="17.4cm" svg:y="13.4cm">
          <text:p text:style-name="P3"><text:span text:style-name="T1">x1+x2+x3+x4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2cm" svg:height="1.4cm" svg:x="8.4cm" svg:y="16.2cm">
          <text:p text:style-name="P5"><text:span text:style-name="T2">(x1+x2+x3+x4)+(x5+x6+x7+x8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cm" svg:height="1.4cm" svg:x="5cm" svg:y="13.2cm">
          <text:p text:style-name="P3"><text:span text:style-name="T1">x6+x7+x8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4cm" svg:height="1.4cm" svg:x="3.4cm" svg:y="8.2cm">
          <text:p text:style-name="P3"><text:span text:style-name="T1">x7+x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4cm" svg:height="1.4cm" svg:x="6.8cm" svg:y="3.6cm">
          <text:p text:style-name="P1">x8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2.8cm" svg:y1="3.2cm" svg:x2="12.8cm" svg:y2="2.2cm">
          <text:p/>
        </draw:line>
        <draw:line draw:style-name="gr8" draw:text-style-name="P7" draw:layer="layout" svg:x1="16.6cm" svg:y1="5.4cm" svg:x2="17.2cm" svg:y2="4.8cm">
          <text:p/>
        </draw:line>
        <draw:custom-shape draw:style-name="gr1" draw:text-style-name="P1" draw:layer="layout" svg:width="1.6cm" svg:height="1.6cm" svg:x="15.4cm" svg:y="5.2cm">
          <text:p text:style-name="P1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9.2cm" svg:y1="9cm" svg:x2="20cm" svg:y2="9cm">
          <text:p/>
        </draw:line>
        <draw:line draw:style-name="gr8" draw:text-style-name="P7" draw:layer="layout" svg:x1="16.8cm" svg:y1="12.6cm" svg:x2="17.4cm" svg:y2="13.4cm">
          <text:p/>
        </draw:line>
        <draw:custom-shape draw:style-name="gr1" draw:text-style-name="P1" draw:layer="layout" svg:width="1.6cm" svg:height="1.6cm" svg:x="15.6cm" svg:y="11.4cm">
          <text:p text:style-name="P1">P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3cm" svg:y1="16.2cm" svg:x2="13cm" svg:y2="15.4cm">
          <text:p/>
        </draw:line>
        <draw:line draw:style-name="gr8" draw:text-style-name="P7" draw:layer="layout" svg:x1="8.4cm" svg:y1="13.2cm" svg:x2="9cm" svg:y2="12.6cm">
          <text:p/>
        </draw:line>
        <draw:custom-shape draw:style-name="gr1" draw:text-style-name="P1" draw:layer="layout" svg:width="1.6cm" svg:height="1.6cm" svg:x="8.8cm" svg:y="11.4cm">
          <text:p text:style-name="P1">P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5.8cm" svg:y1="9cm" svg:x2="6.6cm" svg:y2="9cm">
          <text:p/>
        </draw:line>
        <draw:line draw:style-name="gr8" draw:text-style-name="P7" draw:layer="layout" svg:x1="8.2cm" svg:y1="5cm" svg:x2="9.2cm" svg:y2="5.8cm">
          <text:p/>
        </draw:line>
        <draw:custom-shape draw:style-name="gr1" draw:text-style-name="P1" draw:layer="layout" svg:width="1.6cm" svg:height="1.6cm" svg:x="8.6cm" svg:y="5.2cm">
          <text:p text:style-name="P1">P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11:34.277513408</meta:creation-date>
    <dc:date>2019-01-19T11:54:06.917805701</dc:date>
    <meta:editing-duration>PT1M1S</meta:editing-duration>
    <meta:editing-cycles>3</meta:editing-cycles>
    <meta:generator>LibreOffice/5.1.6.2$Linux_X86_64 LibreOffice_project/10m0$Build-2</meta:generator>
    <meta:document-statistic meta:object-count="47"/>
  </office:meta>
</office:document-meta>
</file>